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35.75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42.21mm"/>
    </style:style>
    <style:style style:name="co11" style:family="table-column">
      <style:table-column-properties fo:break-before="auto" style:column-width="56.64mm"/>
    </style:style>
    <style:style style:name="co12" style:family="table-column">
      <style:table-column-properties fo:break-before="auto" style:column-width="32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dventProject5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3,225,1,225,6,6,1100,1,238,225,104,0,1,192,154,224,101,-161,224,224,4,224,102,8,223,223,101,5,224,224,1,223,224,223,1001,157,48,224,1001,224,-61,224,4,224,102,8,223,223,101,2,224,224,1,223,224,223,1102,15,28,225,1002,162,75,224,1001,224,-600,224,4,224,1002,223,8,223,1001,224,1,224,1,224,223,223,102,32,57,224,1001,224,-480,224,4,224,102,8,223,223,101,1,224,224,1,224,223,223,1101,6,23,225,1102,15,70,224,1001,224,-1050,224,4,224,1002,223,8,223,101,5,224,224,1,224,223,223,101,53,196,224,1001,224,-63,224,4,224,102,8,223,223,1001,224,3,224,1,224,223,223,1101,64,94,225,1102,13,23,225,1101,41,8,225,2,105,187,224,1001,224,-60,224,4,224,1002,223,8,223,101,6,224,224,1,224,223,223,1101,10,23,225,1101,16,67,225,1101,58,10,225,1101,25,34,224,1001,224,-59,224,4,224,1002,223,8,223,1001,224,3,224,1,223,224,223,4,223,99,0,0,0,677,0,0,0,0,0,0,0,0,0,0,0,1105,0,99999,1105,227,247,1105,1,99999,1005,227,99999,1005,0,256,1105,1,99999,1106,227,99999,1106,0,265,1105,1,99999,1006,0,99999,1006,227,274,1105,1,99999,1105,1,280,1105,1,99999,1,225,225,225,1101,294,0,0,105,1,0,1105,1,99999,1106,0,300,1105,1,99999,1,225,225,225,1101,314,0,0,106,0,0,1105,1,99999,1108,226,226,224,102,2,223,223,1005,224,329,101,1,223,223,107,226,226,224,1002,223,2,223,1005,224,344,1001,223,1,223,107,677,226,224,102,2,223,223,1005,224,359,101,1,223,223,7,677,226,224,102,2,223,223,1005,224,374,101,1,223,223,108,226,226,224,102,2,223,223,1006,224,389,101,1,223,223,1007,677,677,224,102,2,223,223,1005,224,404,101,1,223,223,7,226,677,224,102,2,223,223,1006,224,419,101,1,223,223,1107,226,677,224,1002,223,2,223,1005,224,434,1001,223,1,223,1108,226,677,224,102,2,223,223,1005,224,449,101,1,223,223,108,226,677,224,102,2,223,223,1005,224,464,1001,223,1,223,8,226,677,224,1002,223,2,223,1005,224,479,1001,223,1,223,1007,226,226,224,102,2,223,223,1006,224,494,101,1,223,223,1008,226,677,224,102,2,223,223,1006,224,509,101,1,223,223,1107,677,226,224,1002,223,2,223,1006,224,524,1001,223,1,223,108,677,677,224,1002,223,2,223,1005,224,539,1001,223,1,223,1107,226,226,224,1002,223,2,223,1006,224,554,1001,223,1,223,7,226,226,224,1002,223,2,223,1006,224,569,1001,223,1,223,8,677,226,224,102,2,223,223,1006,224,584,101,1,223,223,1008,677,677,224,102,2,223,223,1005,224,599,101,1,223,223,1007,226,677,224,1002,223,2,223,1006,224,614,1001,223,1,223,8,677,677,224,1002,223,2,223,1005,224,629,101,1,223,223,107,677,677,224,102,2,223,223,1005,224,644,101,1,223,223,1108,677,226,224,102,2,223,223,1005,224,659,101,1,223,223,1008,226,226,224,102,2,223,223,1006,224,674,1001,223,1,223,4,223,99,226</text:p>
          </table:table-cell>
          <table:table-cell table:number-columns-repeated="46"/>
        </table:table-row>
      </table:table>
      <table:table table:name="Feuille2" table:style-name="ta1">
        <table:table-column table:style-name="co7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umero instruction </text:p>
          </table:table-cell>
          <table:table-cell office:value-type="string" calcext:value-type="string">
            <text:p>opcod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put 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st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equals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os(21) = 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jump if true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os(20)=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ew pointer =suivan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less than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aleur de 21 == 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est mise 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operation jump-if-false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leur de 20 = 0 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alse goto 3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e input ici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ew pointer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999" calcext:value-type="float">
            <text:p>99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</table:table>
      <table:table table:name="Feuille3" table:style-name="ta1">
        <table:table-column table:style-name="co6" table:number-columns-repeated="4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put <text:s/>= <text:s/>5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pu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dresse but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di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valeur enn 225 = 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leur en 6 =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resse but 6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238" calcext:value-type="float">
            <text:p>238</text:p>
          </table:table-cell>
          <table:table-cell/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1" calcext:value-type="float">
            <text:p>-161</text:p>
          </table:table-cell>
          <table:table-cell/>
          <table:table-cell office:value-type="float" office:value="-161" calcext:value-type="float">
            <text:p>-161</text:p>
          </table:table-cell>
          <table:table-cell/>
          <table:table-cell office:value-type="float" office:value="-161" calcext:value-type="float">
            <text:p>-1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1" calcext:value-type="float">
            <text:p>-61</text:p>
          </table:table-cell>
          <table:table-cell/>
          <table:table-cell office:value-type="float" office:value="-61" calcext:value-type="float">
            <text:p>-61</text:p>
          </table:table-cell>
          <table:table-cell/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00" calcext:value-type="float">
            <text:p>-600</text:p>
          </table:table-cell>
          <table:table-cell/>
          <table:table-cell office:value-type="float" office:value="-600" calcext:value-type="float">
            <text:p>-600</text:p>
          </table:table-cell>
          <table:table-cell/>
          <table:table-cell office:value-type="float" office:value="-600" calcext:value-type="float">
            <text:p>-6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480" calcext:value-type="float">
            <text:p>-480</text:p>
          </table:table-cell>
          <table:table-cell/>
          <table:table-cell office:value-type="float" office:value="-480" calcext:value-type="float">
            <text:p>-480</text:p>
          </table:table-cell>
          <table:table-cell/>
          <table:table-cell office:value-type="float" office:value="-480" calcext:value-type="float">
            <text:p>-4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050" calcext:value-type="float">
            <text:p>-1050</text:p>
          </table:table-cell>
          <table:table-cell/>
          <table:table-cell office:value-type="float" office:value="-1050" calcext:value-type="float">
            <text:p>-1050</text:p>
          </table:table-cell>
          <table:table-cell/>
          <table:table-cell office:value-type="float" office:value="-1050" calcext:value-type="float">
            <text:p>-105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3" calcext:value-type="float">
            <text:p>-63</text:p>
          </table:table-cell>
          <table:table-cell/>
          <table:table-cell office:value-type="float" office:value="-63" calcext:value-type="float">
            <text:p>-63</text:p>
          </table:table-cell>
          <table:table-cell/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-60" calcext:value-type="float">
            <text:p>-60</text:p>
          </table:table-cell>
          <table:table-cell/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59" calcext:value-type="float">
            <text:p>-59</text:p>
          </table:table-cell>
          <table:table-cell/>
          <table:table-cell office:value-type="float" office:value="-59" calcext:value-type="float">
            <text:p>-59</text:p>
          </table:table-cell>
          <table:table-cell/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esse but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274" calcext:value-type="float">
            <text:p>274</text:p>
          </table:table-cell>
          <table:table-cell/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389" calcext:value-type="float">
            <text:p>389</text:p>
          </table:table-cell>
          <table:table-cell/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404" calcext:value-type="float">
            <text:p>404</text:p>
          </table:table-cell>
          <table:table-cell/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434" calcext:value-type="float">
            <text:p>434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479" calcext:value-type="float">
            <text:p>479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554" calcext:value-type="float">
            <text:p>554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644" calcext:value-type="float">
            <text:p>644</text:p>
          </table:table-cell>
          <table:table-cell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674" calcext:value-type="float">
            <text:p>674</text:p>
          </table:table-cell>
          <table:table-cell/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9T16:20:46.092000000</dc:date>
    <meta:editing-duration>PT20M48S</meta:editing-duration>
    <meta:editing-cycles>7</meta:editing-cycles>
    <meta:generator>LibreOffice/6.2.8.2$Windows_X86_64 LibreOffice_project/f82ddfca21ebc1e222a662a32b25c0c9d20169ee</meta:generator>
    <meta:document-statistic meta:table-count="3" meta:cell-count="3070" meta:object-count="0"/>
  </office:meta>
</office:document-meta>
</file>